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992000003529717D6258E62C856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T1" style:family="text">
      <style:text-properties officeooo:rsid="001578f7"/>
    </style:style>
    <style:style style:name="T2" style:family="text">
      <style:text-properties fo:font-size="14pt" style:font-size-complex="14pt"/>
    </style:style>
    <style:style style:name="T3" style:family="text">
      <style:text-properties fo:font-size="14pt" officeooo:rsid="001578f7" style:font-size-complex="14pt"/>
    </style:style>
    <style:style style:name="T4" style:family="text">
      <style:text-properties officeooo:rsid="0016b82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CAL</text:p>
      <text:p text:style-name="P5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2">Carlos Lousada, </text:span><text:a xlink:type="simple" xlink:href="mailto:up201806302@fe.up.pt" text:style-name="Internet_20_link" text:visited-style-name="Visited_20_Internet_20_Link"><text:span text:style-name="T2">up201806302@fe.up.pt</text:span></text:a></text:p>
      <text:p text:style-name="P2"><text:span text:style-name="T2">João Matos, </text:span><text:a xlink:type="simple" xlink:href="mailto:up201703884@fe.up.pt" text:style-name="Internet_20_link" text:visited-style-name="Visited_20_Internet_20_Link"><text:span text:style-name="T2">up201703884@fe.up.pt</text:span></text:a></text:p>
      <text:p text:style-name="P2"><text:span text:style-name="T2">Pedro Queirós, </text:span><text:a xlink:type="simple" xlink:href="mailto:up201806329@fe.up.pt" text:style-name="Internet_20_link" text:visited-style-name="Visited_20_Internet_20_Link"><text:span text:style-name="T2">up</text:span></text:a><text:a xlink:type="simple" xlink:href="mailto:up201806329@fe.up.pt" text:style-name="Internet_20_link" text:visited-style-name="Visited_20_Internet_20_Link"><text:span text:style-name="T3">201806329@fe.up.pt</text:span></text:a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4T22:08:29.067913360</dc:date>
    <meta:editing-duration>PT18M6S</meta:editing-duration>
    <meta:editing-cycles>2</meta:editing-cycles>
    <meta:generator>LibreOffice/6.3.5.2$Linux_X86_64 LibreOffice_project/30$Build-2</meta:generator>
    <meta:document-statistic meta:table-count="0" meta:image-count="1" meta:object-count="0" meta:page-count="2" meta:paragraph-count="6" meta:word-count="21" meta:character-count="171" meta:non-whitespace-character-count="155"/>
  </office:meta>
</office:document-meta>
</file>